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6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OHMComm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of. Dr. M. Tessmann</text:p>
            <text:p>Daniel Stadelmann, Jonas Ziegler, Kamal Bhatt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genda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OHMComm</text:p>
              </text:list-item>
              <text:list-item>
                <text:p>Werkzeuge</text:p>
              </text:list-item>
              <text:list-item>
                <text:p>Architektur</text:p>
              </text:list-item>
              <text:list-item>
                <text:p>RTAudio</text:p>
              </text:list-item>
              <text:list-item>
                <text:p>OPUS</text:p>
              </text:list-item>
              <text:list-item>
                <text:p>NetworkWrapper</text:p>
              </text:list-item>
              <text:list-item>
                <text:p>RTP-Protokoll</text:p>
              </text:list-item>
              <text:list-item>
                <text:p>RTP-Buffer</text:p>
              </text:list-item>
              <text:list-item>
                <text:p>Configurations-Modi und Bedienmöglichkeiten</text:p>
              </text:list-item>
              <text:list-item>
                <text:p>Statistiken</text:p>
              </text:list-item>
              <text:list-item>
                <text:p>CPPTest-L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7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Foliennumm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Foliennumm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5T10:10:26.243000000</meta:creation-date>
    <meta:editing-duration>PT12M55S</meta:editing-duration>
    <meta:editing-cycles>2</meta:editing-cycles>
    <meta:generator>LibreOffice/4.4.6.3$Windows_x86 LibreOffice_project/e8938fd3328e95dcf59dd64e7facd2c7d67c704d</meta:generator>
    <dc:date>2015-11-15T10:23:19.029000000</dc:date>
    <meta:document-statistic meta:object-count="49"/>
    <meta:template xlink:type="simple" xlink:actuate="onRequest" xlink:title="Alizarin" xlink:href="../../../../Program%20Files%20(x86)/LibreOffice%204/share/template/common/presnt/Alizarin.otp" meta:date="2015-11-15T10:10:25.88700000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